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/>
    <style:font-face style:name="OpenSymbol1" svg:font-family="OpenSymbol" style:font-charset="x-symbol"/>
  </office:font-face-decls>
  <office:automatic-styles>
    <style:style style:name="P1" style:family="paragraph" style:parent-style-name="Standard">
      <style:text-properties officeooo:rsid="001bc5cb" officeooo:paragraph-rsid="001bc5cb"/>
    </style:style>
    <style:style style:name="P2" style:family="paragraph" style:parent-style-name="Standard" style:list-style-name="L1">
      <style:text-properties officeooo:rsid="001bc5cb" officeooo:paragraph-rsid="001bc5cb"/>
    </style:style>
    <style:style style:name="P3" style:family="paragraph" style:parent-style-name="Standard" style:list-style-name="L2">
      <style:text-properties officeooo:rsid="001bc5cb" officeooo:paragraph-rsid="001bc5cb"/>
    </style:style>
    <style:style style:name="P4" style:family="paragraph" style:parent-style-name="Standard" style:list-style-name="L1">
      <style:text-properties officeooo:rsid="001c9f51" officeooo:paragraph-rsid="001c9f51"/>
    </style:style>
    <style:style style:name="P5" style:family="paragraph" style:parent-style-name="Standard" style:list-style-name="L2">
      <style:text-properties officeooo:rsid="001c9f51" officeooo:paragraph-rsid="001c9f51"/>
    </style:style>
    <style:style style:name="P6" style:family="paragraph" style:parent-style-name="Standard">
      <style:text-properties officeooo:rsid="001c9f51" officeooo:paragraph-rsid="001c9f51"/>
    </style:style>
    <style:style style:name="P7" style:family="paragraph" style:parent-style-name="Standard">
      <style:text-properties style:text-underline-style="solid" style:text-underline-width="auto" style:text-underline-color="font-color" officeooo:rsid="001e5850" officeooo:paragraph-rsid="001e5850"/>
    </style:style>
    <style:style style:name="P8" style:family="paragraph" style:parent-style-name="Standard">
      <style:text-properties style:text-underline-style="solid" style:text-underline-width="auto" style:text-underline-color="font-color" officeooo:rsid="0023c082" officeooo:paragraph-rsid="0023c082"/>
    </style:style>
    <style:style style:name="P9" style:family="paragraph" style:parent-style-name="Standard">
      <style:text-properties style:text-underline-style="none" officeooo:rsid="001e5850" officeooo:paragraph-rsid="001e5850"/>
    </style:style>
    <style:style style:name="P10" style:family="paragraph" style:parent-style-name="Standard" style:list-style-name="L3">
      <style:text-properties style:text-underline-style="none" officeooo:rsid="001e5850" officeooo:paragraph-rsid="001e5850"/>
    </style:style>
    <style:style style:name="P11" style:family="paragraph" style:parent-style-name="Standard" style:list-style-name="L4">
      <style:text-properties style:text-underline-style="none" officeooo:rsid="001e5850" officeooo:paragraph-rsid="001e5850"/>
    </style:style>
    <style:style style:name="P12" style:family="paragraph" style:parent-style-name="Standard" style:list-style-name="L4">
      <style:text-properties style:text-underline-style="none" officeooo:rsid="00226582" officeooo:paragraph-rsid="00226582"/>
    </style:style>
    <style:style style:name="P13" style:family="paragraph" style:parent-style-name="Standard">
      <style:text-properties style:text-underline-style="none" officeooo:rsid="0022d701" officeooo:paragraph-rsid="0022d701"/>
    </style:style>
    <style:style style:name="P14" style:family="paragraph" style:parent-style-name="Standard">
      <style:text-properties style:text-underline-style="none" officeooo:rsid="0023c082" officeooo:paragraph-rsid="0023c082"/>
    </style:style>
    <style:style style:name="P15" style:family="paragraph" style:parent-style-name="Standard" style:list-style-name="L5">
      <style:text-properties style:text-underline-style="none" officeooo:rsid="0023c082" officeooo:paragraph-rsid="0023c082"/>
    </style:style>
    <style:style style:name="P16" style:family="paragraph" style:parent-style-name="Standard" style:list-style-name="L6">
      <style:text-properties style:text-underline-style="none" officeooo:rsid="0023c082" officeooo:paragraph-rsid="0023c082"/>
    </style:style>
    <style:style style:name="T1" style:family="text">
      <style:text-properties officeooo:rsid="00249bb4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hat are the advantages and disadvantages of the Agile method?<text:line-break/>Advantages:</text:p>
      <text:list xml:id="list700991618" text:style-name="L1">
        <text:list-item>
          <text:p text:style-name="P2">Project is developed in iterative stages – parts can be used still even if the project gets cancelled</text:p>
        </text:list-item>
        <text:list-item>
          <text:p text:style-name="P2">Stakeholders stay constantly informed throughout the process</text:p>
        </text:list-item>
        <text:list-item>
          <text:p text:style-name="P4">Enhanced team morale and motivation</text:p>
        </text:list-item>
      </text:list>
      <text:p text:style-name="P1">Disadvantages:</text:p>
      <text:list xml:id="list203248550" text:style-name="L2">
        <text:list-item>
          <text:p text:style-name="P3">Minimal initial planning may lead to the project going off track</text:p>
        </text:list-item>
        <text:list-item>
          <text:p text:style-name="P5">Lack of predictability</text:p>
        </text:list-item>
        <text:list-item>
          <text:p text:style-name="P5">Dependent on customer availability</text:p>
        </text:list-item>
      </text:list>
      <text:p text:style-name="P6"/>
      <text:p text:style-name="P6"/>
      <text:p text:style-name="P7">Scaled Agile:</text:p>
      <text:p text:style-name="P9">The Scaled Agile Framework (SAFe) is a structured approach designed to help large organisations implement agile practices across multiple teams. It aims to enhance collaboration, alignment, and delivery of value in complex environments.</text:p>
      <text:p text:style-name="P7"/>
      <text:p text:style-name="P9">What are the advantages and disadvantages of the Scaled Agile method?</text:p>
      <text:p text:style-name="P9">Advantages:</text:p>
      <text:list xml:id="list2503828262" text:style-name="L4">
        <text:list-item>
          <text:p text:style-name="P11">Better collaboration – SAFe promotes alignment across multiple teams, ensuring that everyone works towards a common goal</text:p>
        </text:list-item>
        <text:list-item>
          <text:p text:style-name="P11">Increased productivity</text:p>
        </text:list-item>
        <text:list-item>
          <text:p text:style-name="P11">Flexibility – it provides a structured approach that can be tailored to fit various organisational styles and requirements</text:p>
        </text:list-item>
        <text:list-item>
          <text:p text:style-name="P12">Can bring complex projects onto the market quickly</text:p>
        </text:list-item>
      </text:list>
      <text:p text:style-name="P9">Disadvantages:</text:p>
      <text:list xml:id="list936796699" text:style-name="L3">
        <text:list-item>
          <text:p text:style-name="P10">Complexity – implementing SAFe can be difficult, especially for organisations new to the practice</text:p>
        </text:list-item>
        <text:list-item>
          <text:p text:style-name="P10">The framework’s structured nature may feel rigid to teams accustomed to more flexible Agile methods</text:p>
        </text:list-item>
        <text:list-item>
          <text:p text:style-name="P10">Increased overhead – the additional layers of management and coordination can lead to increased overhead</text:p>
        </text:list-item>
      </text:list>
      <text:p text:style-name="P9"/>
      <text:p text:style-name="P13">Difference between Agile and Scaled Agile?</text:p>
      <text:p text:style-name="P13">They both have a different focus, Agile is focused on quick development whereas Scaled Agile is focused on a higher quality product</text:p>
      <text:p text:style-name="P13"/>
      <text:p text:style-name="P8">Retrieval Tasks:</text:p>
      <text:p text:style-name="P14">How many people typically make up an agile team?</text:p>
      <text:list xml:id="list3293984727" text:style-name="L5">
        <text:list-item>
          <text:p text:style-name="P15">5-15 <text:span text:style-name="T1">people</text:span></text:p>
        </text:list-item>
      </text:list>
      <text:p text:style-name="P14">Which methodology is more suitable for smaller companies? </text:p>
      <text:list xml:id="list1889031125" text:style-name="L6">
        <text:list-item>
          <text:p text:style-name="P16">Agile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/>
    <style:font-face style:name="OpenSymbol1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9T09:57:53.600464282</meta:creation-date>
    <dc:date>2025-09-19T11:03:51.534502518</dc:date>
    <meta:editing-duration>PT31M44S</meta:editing-duration>
    <meta:editing-cycles>8</meta:editing-cycles>
    <meta:generator>LibreOffice/7.3.7.2$Linux_X86_64 LibreOffice_project/30$Build-2</meta:generator>
    <meta:document-statistic meta:table-count="0" meta:image-count="0" meta:object-count="0" meta:page-count="1" meta:paragraph-count="27" meta:word-count="257" meta:character-count="1687" meta:non-whitespace-character-count="1466"/>
  </office:meta>
</office:document-meta>
</file>